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786d" officeooo:paragraph-rsid="0006786d"/>
    </style:style>
    <style:style style:name="P2" style:family="paragraph" style:parent-style-name="Standard">
      <style:text-properties officeooo:rsid="00078b74" officeooo:paragraph-rsid="00078b74"/>
    </style:style>
    <style:style style:name="P3" style:family="paragraph" style:parent-style-name="Standard">
      <style:text-properties officeooo:rsid="0008eef4" officeooo:paragraph-rsid="0008eef4"/>
    </style:style>
    <style:style style:name="P4" style:family="paragraph" style:parent-style-name="Standard">
      <style:text-properties officeooo:rsid="000acdb6" officeooo:paragraph-rsid="000acdb6"/>
    </style:style>
    <style:style style:name="P5" style:family="paragraph" style:parent-style-name="Standard">
      <style:text-properties officeooo:rsid="000b8d33" officeooo:paragraph-rsid="000b8d33"/>
    </style:style>
    <style:style style:name="P6" style:family="paragraph" style:parent-style-name="Standard">
      <style:text-properties officeooo:rsid="000d1c31" officeooo:paragraph-rsid="000d1c31"/>
    </style:style>
    <style:style style:name="P7" style:family="paragraph" style:parent-style-name="Standard">
      <style:text-properties officeooo:rsid="000d2e40" officeooo:paragraph-rsid="000d2e40"/>
    </style:style>
    <style:style style:name="P8" style:family="paragraph" style:parent-style-name="Standard">
      <style:text-properties officeooo:rsid="000da108" officeooo:paragraph-rsid="000da108"/>
    </style:style>
    <style:style style:name="P9" style:family="paragraph" style:parent-style-name="Standard">
      <style:text-properties officeooo:rsid="000acdb6" officeooo:paragraph-rsid="000acdb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de1 average distance = 313.215</text:p>
      <text:p text:style-name="P2">node2 average distance = 337.832</text:p>
      <text:p text:style-name="P3">node3 average distance = 335.55</text:p>
      <text:p text:style-name="P4">node4 average distance = 296.54</text:p>
      <text:p text:style-name="P4">node5 average distance = 321.943</text:p>
      <text:p text:style-name="P4">average distance = 31.341</text:p>
      <text:p text:style-name="P5">node200 average distance = 25.3563</text:p>
      <text:p text:style-name="P6">node300 average distance = 24.0698</text:p>
      <text:p text:style-name="P7">node400 average distance = 24.3625</text:p>
      <text:p text:style-name="P7">node500 average distance = 23.0938</text:p>
      <text:p text:style-name="P8">node600 average distance = 24.3421</text:p>
      <text:p text:style-name="P8">node700 average distance = 23.091</text:p>
      <text:p text:style-name="P8">node800 average distance = 22.4966</text:p>
      <text:p text:style-name="P8">node900 average distance = 23.1494</text:p>
      <text:p text:style-name="P8">node1000 average distance = 21.3146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n array binary heap</text:p>
      <text:p text:style-name="P7">200 0.152582 0.110674</text:p>
      <text:p text:style-name="P7">300 0.339113 0.275694</text:p>
      <text:p text:style-name="P7">400 0.766433 0.472925</text:p>
      <text:p text:style-name="P8">500 1.3167 0.948674</text:p>
      <text:p text:style-name="P8">600 2.08716 1.63155</text:p>
      <text:p text:style-name="P8">700 3.21049 2.50145</text:p>
      <text:p text:style-name="P8">800 4.43454 3.77466</text:p>
      <text:p text:style-name="P8">900 5.75969 5.59849</text:p>
      <text:p text:style-name="P8">1000 7.71008 7.68009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6T23:03:04.130115764</meta:creation-date>
    <dc:date>2022-01-23T01:03:20.147694795</dc:date>
    <meta:editing-duration>PT1H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105" meta:character-count="686" meta:non-whitespace-character-count="606"/>
  </office:meta>
</office:document-meta>
</file>